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2.67354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office:value-type="string" table:style-name="ce1">
            <text:p>Столбец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formula="of:=[Лист1.$B2]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office:value-type="float" office:value="0" table:formula="of:=[Лист1.$B3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130" table:style-name="ce4">
            <text:p>130</text:p>
          </table:table-cell>
          <table:table-cell office:value-type="float" office:value="130" table:formula="of:=[Лист1.$B4]" table:style-name="ce1">
            <text:p>13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600" table:style-name="ce4">
            <text:p>600</text:p>
          </table:table-cell>
          <table:table-cell office:value-type="float" office:value="600" table:formula="of:=[Лист1.$B5]" table:style-name="ce1">
            <text:p>60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office:value-type="float" office:value="0" table:formula="of:=[Лист1.$B6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table:style-name="ce4"/>
          <table:table-cell office:value-type="float" office:value="0" table:formula="of:=[Лист1.$B7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<text:s/>068 <text:s/>Колбаса Особая ТМ Особый рецепт, 0,5 кг, ПОКОМ, шт</text:p>
          </table:table-cell>
          <table:table-cell table:style-name="ce4"/>
          <table:table-cell office:value-type="float" office:value="0" table:formula="of:=[Лист1.$B8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70" table:formula="of:=[Лист1.$B9]" table:style-name="ce1">
            <text:p>7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40" table:style-name="ce4">
            <text:p>40</text:p>
          </table:table-cell>
          <table:table-cell office:value-type="float" office:value="40" table:formula="of:=[Лист1.$B10]" table:style-name="ce1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office:value-type="float" office:value="30" table:style-name="ce4">
            <text:p>30</text:p>
          </table:table-cell>
          <table:table-cell office:value-type="float" office:value="12" table:formula="of:=[Лист1.$B11]*0.4" table:style-name="ce1">
            <text:p>1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table:style-name="ce4"/>
          <table:table-cell office:value-type="float" office:value="0" table:formula="of:=[Лист1.$B12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office:value-type="float" office:value="0" table:formula="of:=[Лист1.$B13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120" table:formula="of:=[Лист1.$B14]" table:style-name="ce1">
            <text:p>12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office:value-type="float" office:value="0" table:formula="of:=[Лист1.$B15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office:value-type="float" office:value="0" table:formula="of:=[Лист1.$B16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office:value-type="float" office:value="0" table:formula="of:=[Лист1.$B17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office:value-type="float" office:value="0" table:formula="of:=[Лист1.$B18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30" table:formula="of:=[Лист1.$B19]" table:style-name="ce1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office:value-type="float" office:value="0" table:formula="of:=[Лист1.$B20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formula="of:=[Лист1.$B21]" table:style-name="ce1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200" table:style-name="ce4">
            <text:p>200</text:p>
          </table:table-cell>
          <table:table-cell office:value-type="float" office:value="200" table:formula="of:=[Лист1.$B22]" table:style-name="ce1">
            <text:p>20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formula="of:=[Лист1.$B23]" table:style-name="ce1">
            <text:p>10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70" table:formula="of:=[Лист1.$B24]" table:style-name="ce1">
            <text:p>7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70" table:formula="of:=[Лист1.$B25]" table:style-name="ce1">
            <text:p>7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90" table:style-name="ce4">
            <text:p>90</text:p>
          </table:table-cell>
          <table:table-cell office:value-type="float" office:value="90" table:formula="of:=[Лист1.$B26]" table:style-name="ce1">
            <text:p>9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table:style-name="ce4"/>
          <table:table-cell office:value-type="float" office:value="0" table:formula="of:=[Лист1.$B27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office:value-type="float" office:value="0" table:formula="of:=[Лист1.$B28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0 <text:s/>Колбаса Салями охотничья, ВЕС. ПОКОМ, кг</text:p>
          </table:table-cell>
          <table:table-cell table:style-name="ce4"/>
          <table:table-cell office:value-type="float" office:value="0" table:formula="of:=[Лист1.$B29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4"/>
          <table:table-cell office:value-type="float" office:value="0" table:formula="of:=[Лист1.$B30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office:value-type="float" office:value="0" table:formula="of:=[Лист1.$B31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120" table:formula="of:=[Лист1.$B32]" table:style-name="ce1">
            <text:p>12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table:style-name="ce4"/>
          <table:table-cell office:value-type="float" office:value="0" table:formula="of:=[Лист1.$B33]" table:style-name="ce1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table:style-name="ce4"/>
          <table:table-cell office:value-type="float" office:value="0" table:formula="of:=[Лист1.$B34]" table:style-name="ce1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40" table:formula="of:=[Лист1.$B35]" table:style-name="ce1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10" table:style-name="ce4">
            <text:p>10</text:p>
          </table:table-cell>
          <table:table-cell office:value-type="float" office:value="10" table:formula="of:=[Лист1.$B36]" table:style-name="ce1">
            <text:p>1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table:style-name="ce4"/>
          <table:table-cell office:value-type="float" office:value="0" table:formula="of:=[Лист1.$B37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150" table:style-name="ce4">
            <text:p>150</text:p>
          </table:table-cell>
          <table:table-cell office:value-type="float" office:value="150" table:formula="of:=[Лист1.$B38]" table:style-name="ce1">
            <text:p>15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office:value-type="float" office:value="0" table:formula="of:=[Лист1.$B39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110" table:style-name="ce4">
            <text:p>110</text:p>
          </table:table-cell>
          <table:table-cell office:value-type="float" office:value="110" table:formula="of:=[Лист1.$B40]" table:style-name="ce1">
            <text:p>11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table:style-name="ce4"/>
          <table:table-cell office:value-type="float" office:value="0" table:formula="of:=[Лист1.$B41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30" table:formula="of:=[Лист1.$B42]" table:style-name="ce1">
            <text:p>3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280" table:style-name="ce4">
            <text:p>280</text:p>
          </table:table-cell>
          <table:table-cell office:value-type="float" office:value="280" table:formula="of:=[Лист1.$B43]" table:style-name="ce1">
            <text:p>28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formula="of:=[Лист1.$B44]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40" table:formula="of:=[Лист1.$B45]" table:style-name="ce1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63 <text:s/>Шпикачки Стародворские, ВЕС. <text:s/>ПОКОМ, кг</text:p>
          </table:table-cell>
          <table:table-cell table:style-name="ce4"/>
          <table:table-cell office:value-type="float" office:value="0" table:formula="of:=[Лист1.$B46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40" table:formula="of:=[Лист1.$B47]" table:style-name="ce1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80" table:style-name="ce4">
            <text:p>80</text:p>
          </table:table-cell>
          <table:table-cell office:value-type="float" office:value="80" table:formula="of:=[Лист1.$B48]" table:style-name="ce1">
            <text:p>8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0" table:formula="of:=[Лист1.$B49]" table:style-name="ce1">
            <text:p>20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10" table:style-name="ce4">
            <text:p>10</text:p>
          </table:table-cell>
          <table:table-cell office:value-type="float" office:value="10" table:formula="of:=[Лист1.$B50]" table:style-name="ce1">
            <text:p>1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Ветчина Вязанка с индейкой вес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float" office:value="2730" table:formula="of:=SUBTOTAL(9;[.B2:.B54])" table:style-name="ce1">
            <text:p>2730</text:p>
          </table:table-cell>
          <table:table-cell office:value-type="float" office:value="2712" table:formula="of:=SUBTOTAL(9;[.C2:.C54])" table:style-name="ce1">
            <text:p>2712</text:p>
          </table:table-cell>
          <table:table-cell table:number-columns-repeated="16381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C53" table:name="__Anonymous_Sheet_DB__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3-05T09:34:04Z</dc:date>
    <meta:print-date>2024-01-16T09:29:42Z</meta:print-date>
    <meta:editing-cycles>74</meta:editing-cycles>
    <meta:editing-duration>PT85030S</meta:editing-duration>
  </office:meta>
</office:document-meta>
</file>